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PBITE_DescendingScatterFrequancies_Summary" table:style-name="ta1">
        <table:shapes>
          <draw:frame draw:z-index="0" draw:style-name="gr1" draw:text-style-name="P1" svg:width="655pt" svg:height="383.98pt" svg:x="375.7pt" svg:y="19.22pt">
            <loext:p draw:notify-on-update-of-ranges="APBITE_DescendingScatterFrequancies_Summary.A2:APBITE_DescendingScatterFrequancies_Summary.A406 APBITE_DescendingScatterFrequancies_Summary.A2:APBITE_DescendingScatterFrequancies_Summary.A406 APBITE_DescendingScatterFrequancies_Summary.B1:APBITE_DescendingScatterFrequancies_Summary.B1 APBITE_DescendingScatterFrequancies_Summary.B2:APBITE_DescendingScatterFrequancies_Summary.B406 APBITE_DescendingScatterFrequancies_Summary.A2:APBITE_DescendingScatterFrequancies_Summary.A406 APBITE_DescendingScatterFrequancies_Summary.C1:APBITE_DescendingScatterFrequancies_Summary.C1 APBITE_DescendingScatterFrequancies_Summary.C2:APBITE_DescendingScatterFrequancies_Summary.C406 APBITE_DescendingScatterFrequancies_Summary.A2:APBITE_DescendingScatterFrequancies_Summary.A406 APBITE_DescendingScatterFrequancies_Summary.D1:APBITE_DescendingScatterFrequancies_Summary.D1 APBITE_DescendingScatterFrequancies_Summary.D2:APBITE_DescendingScatterFrequancies_Summary.D406 APBITE_DescendingScatterFrequancies_Summary.A2:APBITE_DescendingScatterFrequancies_Summary.A406 APBITE_DescendingScatterFrequancies_Summary.E1:APBITE_DescendingScatterFrequancies_Summary.E1 APBITE_DescendingScatterFrequancies_Summary.E2:APBITE_DescendingScatterFrequancies_Summary.E4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343333333333" calcext:value-type="float">
            <text:p>0.343333333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0.323333333333" calcext:value-type="float">
            <text:p>0.32333333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53333333333" calcext:value-type="float">
            <text:p>0.35333333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426666666667" calcext:value-type="float">
            <text:p>0.426666666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406666666667" calcext:value-type="float">
            <text:p>0.406666666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6666666667" calcext:value-type="float">
            <text:p>0.4366666667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833333333333" calcext:value-type="float">
            <text:p>0.8333333333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833333333333" calcext:value-type="float">
            <text:p>0.8333333333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1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833333333333" calcext:value-type="float">
            <text:p>0.8333333333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833333333333" calcext:value-type="float">
            <text:p>0.83333333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285714285714" calcext:value-type="float">
            <text:p>0.2857142857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714285714286" calcext:value-type="float">
            <text:p>0.7142857143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285714285714" calcext:value-type="float">
            <text:p>0.2857142857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857142857143" calcext:value-type="float">
            <text:p>0.8571428571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428571428571" calcext:value-type="float">
            <text:p>0.4285714286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714285714286" calcext:value-type="float">
            <text:p>0.7142857143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571428571429" calcext:value-type="float">
            <text:p>0.5714285714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571428571429" calcext:value-type="float">
            <text:p>0.5714285714</text:p>
          </table:table-cell>
          <table:table-cell table:number-columns-repeated="3"/>
        </table:table-row>
        <table:table-row table:style-name="ro1">
          <table:table-cell office:value-type="float" office:value="0.593333333333" calcext:value-type="float">
            <text:p>0.5933333333</text:p>
          </table:table-cell>
          <table:table-cell office:value-type="float" office:value="0.714285714286" calcext:value-type="float">
            <text:p>0.7142857143</text:p>
          </table:table-cell>
          <table:table-cell table:number-columns-repeated="3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571428571429" calcext:value-type="float">
            <text:p>0.5714285714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714285714286" calcext:value-type="float">
            <text:p>0.7142857143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714285714286" calcext:value-type="float">
            <text:p>0.7142857143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285714285714" calcext:value-type="float">
            <text:p>0.2857142857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571428571429" calcext:value-type="float">
            <text:p>0.5714285714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571428571429" calcext:value-type="float">
            <text:p>0.5714285714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428571428571" calcext:value-type="float">
            <text:p>0.4285714286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714285714286" calcext:value-type="float">
            <text:p>0.7142857143</text:p>
          </table:table-cell>
          <table:table-cell table:number-columns-repeated="2"/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/>
          <table:table-cell office:value-type="float" office:value="0.714285714286" calcext:value-type="float">
            <text:p>0.7142857143</text:p>
          </table:table-cell>
          <table:table-cell table:number-columns-repeated="2"/>
        </table:table-row>
        <table:table-row table:style-name="ro1">
          <table:table-cell office:value-type="float" office:value="0.573333333333" calcext:value-type="float">
            <text:p>0.5733333333</text:p>
          </table:table-cell>
          <table:table-cell table:number-columns-repeated="2"/>
          <table:table-cell office:value-type="float" office:value="0.428571428571" calcext:value-type="float">
            <text:p>0.4285714286</text:p>
          </table:table-cell>
          <table:table-cell/>
        </table:table-row>
        <table:table-row table:style-name="ro1">
          <table:table-cell office:value-type="float" office:value="0.573333333333" calcext:value-type="float">
            <text:p>0.5733333333</text:p>
          </table:table-cell>
          <table:table-cell table:number-columns-repeated="2"/>
          <table:table-cell office:value-type="float" office:value="0.571428571429" calcext:value-type="float">
            <text:p>0.5714285714</text:p>
          </table:table-cell>
          <table:table-cell/>
        </table:table-row>
        <table:table-row table:style-name="ro1">
          <table:table-cell office:value-type="float" office:value="0.573333333333" calcext:value-type="float">
            <text:p>0.5733333333</text:p>
          </table:table-cell>
          <table:table-cell table:number-columns-repeated="2"/>
          <table:table-cell office:value-type="float" office:value="0.571428571429" calcext:value-type="float">
            <text:p>0.5714285714</text:p>
          </table:table-cell>
          <table:table-cell/>
        </table:table-row>
        <table:table-row table:style-name="ro1">
          <table:table-cell office:value-type="float" office:value="0.573333333333" calcext:value-type="float">
            <text:p>0.5733333333</text:p>
          </table:table-cell>
          <table:table-cell table:number-columns-repeated="2"/>
          <table:table-cell office:value-type="float" office:value="0.714285714286" calcext:value-type="float">
            <text:p>0.7142857143</text:p>
          </table:table-cell>
          <table:table-cell/>
        </table:table-row>
        <table:table-row table:style-name="ro1">
          <table:table-cell office:value-type="float" office:value="0.573333333333" calcext:value-type="float">
            <text:p>0.5733333333</text:p>
          </table:table-cell>
          <table:table-cell table:number-columns-repeated="2"/>
          <table:table-cell office:value-type="float" office:value="0.428571428571" calcext:value-type="float">
            <text:p>0.4285714286</text:p>
          </table:table-cell>
          <table:table-cell/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571428571429" calcext:value-type="float">
            <text:p>0.5714285714</text:p>
          </table:table-cell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714285714286" calcext:value-type="float">
            <text:p>0.7142857143</text:p>
          </table:table-cell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285714285714" calcext:value-type="float">
            <text:p>0.2857142857</text:p>
          </table:table-cell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714285714286" calcext:value-type="float">
            <text:p>0.7142857143</text:p>
          </table:table-cell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857142857143" calcext:value-type="float">
            <text:p>0.8571428571</text:p>
          </table:table-cell>
        </table:table-row>
        <table:table-row table:style-name="ro1">
          <table:table-cell office:value-type="float" office:value="0.603333333333" calcext:value-type="float">
            <text:p>0.6033333333</text:p>
          </table:table-cell>
          <table:table-cell table:number-columns-repeated="3"/>
          <table:table-cell office:value-type="float" office:value="0.714285714286" calcext:value-type="float">
            <text:p>0.7142857143</text:p>
          </table:table-cell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office:value-type="float" office:value="0.898888888889" calcext:value-type="float">
            <text:p>0.8988888889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878888888889" calcext:value-type="float">
            <text:p>0.8788888889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908888888889" calcext:value-type="float">
            <text:p>0.9088888889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222222222222" calcext:value-type="float">
            <text:p>0.2222222222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777777777778" calcext:value-type="float">
            <text:p>0.7777777778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777777777778" calcext:value-type="float">
            <text:p>0.7777777778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444444444444" calcext:value-type="float">
            <text:p>0.4444444444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88888888889" calcext:value-type="float">
            <text:p>0.8888888889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88888888889" calcext:value-type="float">
            <text:p>0.8888888889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777777777778" calcext:value-type="float">
            <text:p>0.7777777778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88888888889" calcext:value-type="float">
            <text:p>0.8888888889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555555555556" calcext:value-type="float">
            <text:p>0.5555555556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777777777778" calcext:value-type="float">
            <text:p>0.77777777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555555555556" calcext:value-type="float">
            <text:p>0.55555555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222222222222" calcext:value-type="float">
            <text:p>0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444444444444" calcext:value-type="float">
            <text:p>0.44444444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444444444444" calcext:value-type="float">
            <text:p>0.44444444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444444444444" calcext:value-type="float">
            <text:p>0.44444444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222222222222" calcext:value-type="float">
            <text:p>0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444444444444" calcext:value-type="float">
            <text:p>0.4444444444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111111111111" calcext:value-type="float">
            <text:p>0.1111111111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444444444444" calcext:value-type="float">
            <text:p>0.4444444444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444444444444" calcext:value-type="float">
            <text:p>0.4444444444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777777777778" calcext:value-type="float">
            <text:p>0.7777777778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777777777778" calcext:value-type="float">
            <text:p>0.7777777778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777777777778" calcext:value-type="float">
            <text:p>0.7777777778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444444444444" calcext:value-type="float">
            <text:p>0.444444444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555555555556" calcext:value-type="float">
            <text:p>0.555555555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555555555556" calcext:value-type="float">
            <text:p>0.555555555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555555555556" calcext:value-type="float">
            <text:p>0.555555555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0.555555555556" calcext:value-type="float">
            <text:p>0.5555555556</text:p>
          </table:table-cell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.12111111111" calcext:value-type="float">
            <text:p>1.121111111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10111111111" calcext:value-type="float">
            <text:p>1.101111111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13111111111" calcext:value-type="float">
            <text:p>1.1311111111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5:26:24.314129895</dc:date>
    <meta:editing-duration>PT39S</meta:editing-duration>
    <meta:editing-cycles>1</meta:editing-cycles>
    <meta:document-statistic meta:table-count="1" meta:cell-count="81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08cm" svg:height="13.547cm" xlink:href=".." xlink:type="simple" chart:class="chart:scatter" chart:column-mapping="0 1 2 3" chart:style-name="ch1">
        <chart:legend chart:legend-position="end" svg:x="21.983cm" svg:y="5.727cm" style:legend-expansion="high" chart:style-name="ch2"/>
        <chart:plot-area chart:style-name="ch3" table:cell-range-address="APBITE_DescendingScatterFrequancies_Summary.A1:APBITE_DescendingScatterFrequancies_Summary.E406" chart:data-source-has-labels="both" svg:x="1.884cm" svg:y="1.01cm" svg:width="21.463cm" svg:height="13.183cm">
          <chartooo:coordinate-region svg:x="2.611cm" svg:y="1.21cm" svg:width="20.496cm" svg:height="12.336cm"/>
          <chart:axis chart:dimension="x" chart:name="primary-x" chart:style-name="ch4" chartooo:axis-type="auto">
            <chart:categories table:cell-range-address="APBITE_DescendingScatterFrequancies_Summary.A2:APBITE_DescendingScatterFrequancies_Summary.A4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PBITE_DescendingScatterFrequancies_Summary.B2:APBITE_DescendingScatterFrequancies_Summary.B406" chart:label-cell-address="APBITE_DescendingScatterFrequancies_Summary.B1:APBITE_DescendingScatterFrequancies_Summary.B1" chart:class="chart:scatter">
            <chart:domain table:cell-range-address="APBITE_DescendingScatterFrequancies_Summary.A2:APBITE_DescendingScatterFrequancies_Summary.A406"/>
            <chart:data-point chart:repeated="405"/>
          </chart:series>
          <chart:series chart:style-name="ch7" chart:values-cell-range-address="APBITE_DescendingScatterFrequancies_Summary.C2:APBITE_DescendingScatterFrequancies_Summary.C406" chart:label-cell-address="APBITE_DescendingScatterFrequancies_Summary.C1:APBITE_DescendingScatterFrequancies_Summary.C1" chart:class="chart:scatter">
            <chart:data-point chart:repeated="405"/>
          </chart:series>
          <chart:series chart:style-name="ch8" chart:values-cell-range-address="APBITE_DescendingScatterFrequancies_Summary.D2:APBITE_DescendingScatterFrequancies_Summary.D406" chart:label-cell-address="APBITE_DescendingScatterFrequancies_Summary.D1:APBITE_DescendingScatterFrequancies_Summary.D1" chart:class="chart:scatter">
            <chart:data-point chart:repeated="405"/>
          </chart:series>
          <chart:series chart:style-name="ch9" chart:values-cell-range-address="APBITE_DescendingScatterFrequancies_Summary.E2:APBITE_DescendingScatterFrequancies_Summary.E406" chart:label-cell-address="APBITE_DescendingScatterFrequancies_Summary.E1:APBITE_DescendingScatterFrequancies_Summary.E1" chart:class="chart:scatter">
            <chart:data-point chart:repeated="4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APBITE_DescendingScatterFrequancies_Summary.B1:APBITE_DescendingScatterFrequancies_Summary.B1</svg:desc>
                </draw:g>
              </table:table-cell>
              <table:table-cell office:value-type="string">
                <text:p>41</text:p>
                <draw:g>
                  <svg:desc>APBITE_DescendingScatterFrequancies_Summary.C1:APBITE_DescendingScatterFrequancies_Summary.C1</svg:desc>
                </draw:g>
              </table:table-cell>
              <table:table-cell office:value-type="string">
                <text:p>14</text:p>
                <draw:g>
                  <svg:desc>APBITE_DescendingScatterFrequancies_Summary.D1:APBITE_DescendingScatterFrequancies_Summary.D1</svg:desc>
                </draw:g>
              </table:table-cell>
              <table:table-cell office:value-type="string">
                <text:p>44</text:p>
                <draw:g>
                  <svg:desc>APBITE_DescendingScatterFrequancies_Summary.E1:APBITE_DescendingScatterFrequancies_Summary.E1</svg:desc>
                </draw:g>
              </table:table-cell>
            </table:table-row>
          </table:table-header-rows>
          <table:table-rows>
            <table:table-row>
              <table:table-cell office:value-type="float" office:value="0.26">
                <text:p>0.26</text:p>
                <draw:g>
                  <svg:desc>APBITE_DescendingScatterFrequancies_Summary.A2:APBITE_DescendingScatterFrequancies_Summary.A406</svg:desc>
                </draw:g>
              </table:table-cell>
              <table:table-cell office:value-type="float" office:value="0.26">
                <text:p>0.26</text:p>
                <draw:g>
                  <svg:desc>APBITE_DescendingScatterFrequancies_Summary.A2:APBITE_DescendingScatterFrequancies_Summary.A406</svg:desc>
                </draw:g>
              </table:table-cell>
              <table:table-cell office:value-type="float" office:value="1">
                <text:p>1</text:p>
                <draw:g>
                  <svg:desc>APBITE_DescendingScatterFrequancies_Summary.B2:APBITE_DescendingScatterFrequancies_Summary.B406</svg:desc>
                </draw:g>
              </table:table-cell>
              <table:table-cell office:value-type="float" office:value="NaN">
                <text:p>NaN</text:p>
                <draw:g>
                  <svg:desc>APBITE_DescendingScatterFrequancies_Summary.C2:APBITE_DescendingScatterFrequancies_Summary.C406</svg:desc>
                </draw:g>
              </table:table-cell>
              <table:table-cell office:value-type="float" office:value="NaN">
                <text:p>NaN</text:p>
                <draw:g>
                  <svg:desc>APBITE_DescendingScatterFrequancies_Summary.D2:APBITE_DescendingScatterFrequancies_Summary.D406</svg:desc>
                </draw:g>
              </table:table-cell>
              <table:table-cell office:value-type="float" office:value="NaN">
                <text:p>NaN</text:p>
                <draw:g>
                  <svg:desc>APBITE_DescendingScatterFrequancies_Summary.E2:APBITE_DescendingScatterFrequancies_Summary.E406</svg:desc>
                </draw:g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3333333333">
                <text:p>0.343333333333</text:p>
              </table:table-cell>
              <table:table-cell office:value-type="float" office:value="0.343333333333">
                <text:p>0.343333333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333333333">
                <text:p>0.323333333333</text:p>
              </table:table-cell>
              <table:table-cell office:value-type="float" office:value="0.323333333333">
                <text:p>0.3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53333333333">
                <text:p>0.353333333333</text:p>
              </table:table-cell>
              <table:table-cell office:value-type="float" office:value="0.353333333333">
                <text:p>0.3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6666666667">
                <text:p>0.426666666667</text:p>
              </table:table-cell>
              <table:table-cell office:value-type="float" office:value="0.426666666667">
                <text:p>0.426666666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6666666667">
                <text:p>0.406666666667</text:p>
              </table:table-cell>
              <table:table-cell office:value-type="float" office:value="0.406666666667">
                <text:p>0.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36666666667">
                <text:p>0.436666666667</text:p>
              </table:table-cell>
              <table:table-cell office:value-type="float" office:value="0.436666666667">
                <text:p>0.43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333333333">
                <text:p>0.83333333333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666666667">
                <text:p>0.16666666666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857142857143">
                <text:p>0.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3333333333">
                <text:p>0.593333333333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3333333333">
                <text:p>0.573333333333</text:p>
              </table:table-cell>
              <table:table-cell office:value-type="float" office:value="0.573333333333">
                <text:p>0.57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3333333333">
                <text:p>0.573333333333</text:p>
              </table:table-cell>
              <table:table-cell office:value-type="float" office:value="0.573333333333">
                <text:p>0.57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3333333333">
                <text:p>0.573333333333</text:p>
              </table:table-cell>
              <table:table-cell office:value-type="float" office:value="0.573333333333">
                <text:p>0.57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3333333333">
                <text:p>0.573333333333</text:p>
              </table:table-cell>
              <table:table-cell office:value-type="float" office:value="0.573333333333">
                <text:p>0.57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3333333333">
                <text:p>0.573333333333</text:p>
              </table:table-cell>
              <table:table-cell office:value-type="float" office:value="0.573333333333">
                <text:p>0.57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428571429">
                <text:p>0.571428571429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714285714">
                <text:p>0.285714285714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571428571">
                <text:p>0.428571428571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7142857143">
                <text:p>0.857142857143</text:p>
              </table:table-cell>
            </table:table-row>
            <table:table-row>
              <table:table-cell office:value-type="float" office:value="0.603333333333">
                <text:p>0.603333333333</text:p>
              </table:table-cell>
              <table:table-cell office:value-type="float" office:value="0.603333333333">
                <text:p>0.60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85714286">
                <text:p>0.714285714286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8888888889">
                <text:p>0.898888888889</text:p>
              </table:table-cell>
              <table:table-cell office:value-type="float" office:value="0.898888888889">
                <text:p>0.89888888888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888888889">
                <text:p>0.878888888889</text:p>
              </table:table-cell>
              <table:table-cell office:value-type="float" office:value="0.878888888889">
                <text:p>0.87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08888888889">
                <text:p>0.908888888889</text:p>
              </table:table-cell>
              <table:table-cell office:value-type="float" office:value="0.908888888889">
                <text:p>0.90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222222222222">
                <text:p>0.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555555555556">
                <text:p>0.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55555555556">
                <text:p>0.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22222222222">
                <text:p>0.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22222222222">
                <text:p>0.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111111111">
                <text:p>0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8888888889">
                <text:p>0.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444444444">
                <text:p>0.444444444444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555555556">
                <text:p>0.55555555555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2222222222">
                <text:p>0.22222222222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555555556">
                <text:p>0.55555555555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555555556">
                <text:p>0.55555555555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555555556">
                <text:p>0.555555555556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111111111">
                <text:p>1.12111111111</text:p>
              </table:table-cell>
              <table:table-cell office:value-type="float" office:value="1.12111111111">
                <text:p>1.1211111111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1.11111111111">
                <text:p>1.111111111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111111111">
                <text:p>1.10111111111</text:p>
              </table:table-cell>
              <table:table-cell office:value-type="float" office:value="1.10111111111">
                <text:p>1.10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.13111111111">
                <text:p>1.13111111111</text:p>
              </table:table-cell>
              <table:table-cell office:value-type="float" office:value="1.13111111111">
                <text:p>1.13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